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LCO DE QUISPE DIONIS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11481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LCO DE QUISPE, DIONI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3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QUISPE CHALCO, DEYANIRA CONSUEL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9273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18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